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75cm" fo:min-width="8cm"/>
      <style:paragraph-properties style:writing-mode="lr-tb"/>
    </style:style>
    <style:style style:name="gr2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5cm" fo:min-width="8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8cm" fo:min-width="7.5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5.5cm" fo:min-width="6.75cm"/>
      <style:paragraph-properties style:writing-mode="lr-tb"/>
    </style:style>
    <style:style style:name="gr5" style:family="graphic" style:parent-style-name="objectwithoutfill">
      <style:graphic-properties draw:marker-end="Triangle_20_unfilled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8.25cm"/>
      <style:paragraph-properties style:writing-mode="lr-tb"/>
    </style:style>
    <style:style style:name="gr7" style:family="graphic" style:parent-style-name="objectwithoutfill">
      <style:graphic-properties draw:stroke="solid" draw:marker-end="Стили_20_стрелок_20_2" draw:marker-end-width="0.3cm" draw:fill="none" draw:textarea-vertical-align="middle"/>
    </style:style>
    <style:style style:name="gr8" style:family="graphic" style:parent-style-name="objectwithoutfill">
      <style:graphic-properties draw:stroke="solid" draw:marker-end="Line_20_short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objectwithoutfill">
      <style:graphic-properties draw:stroke="solid" draw:marker-start="Diamond_20_unfilled" draw:marker-end="Line_20_short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3" draw:layer="layout" svg:width="8.5cm" svg:height="3cm" svg:x="6.25cm" svg:y="1.25cm">
          <text:p text:style-name="P1">Isecurity</text:p>
          <text:p text:style-name="P2"><text:span text:style-name="T1">+ getUser :bool</text:span></text:p>
          <text:p text:style-name="P2"><text:span text:style-name="T1">+ isLogged : bool</text:span></text:p>
          <text:p text:style-name="P2"><text:span text:style-name="T1">+ authentication :bool</text:span></text:p>
          <text:p text:style-name="P2"><text:span text:style-name="T1">+ logout: void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8.5cm" svg:height="5.25cm" svg:x="6.25cm" svg:y="6cm">
          <text:p text:style-name="P4">Security</text:p>
          <text:p text:style-name="P4"/>
          <text:p text:style-name="P5"><text:span text:style-name="T1">- SESSION_USER_IDENTITY :string</text:span></text:p>
          <text:p text:style-name="P5"><text:span text:style-name="T1">- $session</text:span></text:p>
          <text:p text:style-name="P5"><text:span text:style-name="T1">+getUser :bool</text:span></text:p>
          <text:p text:style-name="P5"><text:span text:style-name="T1">+isLogged :bool</text:span></text:p>
          <text:p text:style-name="P5"><text:span text:style-name="T1">+authentication :bool</text:span></text:p>
          <text:p text:style-name="P5"><text:span text:style-name="T1">+logout :void</text:span></text:p>
          <text:p text:style-name="P5"><text:span text:style-name="T1">#getUserRepository:Us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cm" svg:height="8.25cm" svg:x="1.25cm" svg:y="19.75cm">
          <text:p text:style-name="P1">spacename Entity\User</text:p>
          <text:p text:style-name="P1">User</text:p>
          <text:p text:style-name="P2"><text:span text:style-name="T2">- $id:int</text:span></text:p>
          <text:p text:style-name="P2"><text:span text:style-name="T2">- $name:string</text:span></text:p>
          <text:p text:style-name="P2"><text:span text:style-name="T2">- $login:string</text:span></text:p>
          <text:p text:style-name="P2"><text:span text:style-name="T2">- $passwordHash:string</text:span></text:p>
          <text:p text:style-name="P2"><text:span text:style-name="T2">- $role :Role</text:span></text:p>
          <text:p text:style-name="P2"><text:span text:style-name="T2">+ getId:int</text:span></text:p>
          <text:p text:style-name="P2"><text:span text:style-name="T2">+ getName:string</text:span></text:p>
          <text:p text:style-name="P2"><text:span text:style-name="T2">+ getLogin:string</text:span></text:p>
          <text:p text:style-name="P2"><text:span text:style-name="T2">+ getPasswordHash:string</text:span></text:p>
          <text:p text:style-name="P5"><text:span text:style-name="T3">+ getRole </text:span><text:span text:style-name="T2">: Rol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5cm" svg:height="5.75cm" svg:x="12cm" svg:y="19.5cm">
          <text:p text:style-name="P1">spacename Entity\Role</text:p>
          <text:p text:style-name="P1">Role</text:p>
          <text:p text:style-name="P2"><text:span text:style-name="T2">- $id:int</text:span></text:p>
          <text:p text:style-name="P2"><text:span text:style-name="T2">- $title:string</text:span></text:p>
          <text:p text:style-name="P2"><text:span text:style-name="T2">- $type:string</text:span></text:p>
          <text:p text:style-name="P2"><text:span text:style-name="T2">+ getId :int</text:span></text:p>
          <text:p text:style-name="P2"><text:span text:style-name="T2">+ getTitle :string</text:span></text:p>
          <text:p text:style-name="P2"><text:span text:style-name="T2">+ getType :string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25cm" svg:y1="6cm" svg:x2="10.25cm" svg:y2="4.25cm">
          <text:p text:style-name="P2"/>
        </draw:line>
        <draw:custom-shape draw:style-name="gr6" draw:text-style-name="P3" draw:layer="layout" svg:width="8.75cm" svg:height="4.75cm" draw:transform="skewX (-0.00261799387799149) translate (6.25cm 13cm)">
          <text:p text:style-name="P1"><text:span text:style-name="T4">spacename</text:span> Repository/User</text:p>
          <text:p text:style-name="P1">User</text:p>
          <text:p text:style-name="P1"/>
          <text:p text:style-name="P2"><text:span text:style-name="T5">+ getById :void</text:span></text:p>
          <text:p text:style-name="P2"><text:span text:style-name="T5">+ getByLogin :void</text:span></text:p>
          <text:p text:style-name="P2"><text:span text:style-name="T5">- createUser :User</text:span></text:p>
          <text:p text:style-name="P2"><text:span text:style-name="T5">- getDataFromSource : array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0.5cm" svg:y1="11.25cm" svg:x2="10.5cm" svg:y2="13cm">
          <text:p/>
        </draw:line>
        <draw:line draw:style-name="gr8" draw:text-style-name="P8" draw:layer="layout" svg:x1="9.5cm" svg:y1="17.75cm" svg:x2="6.75cm" svg:y2="19.75cm">
          <text:p text:style-name="P1"/>
        </draw:line>
        <draw:frame draw:style-name="gr9" draw:text-style-name="P9" draw:layer="layout" svg:width="3.025cm" svg:height="0.802cm" svg:x="8.975cm" svg:y="4.948cm">
          <draw:text-box>
            <text:p><text:span text:style-name="T2">implemen</text:span><text:span text:style-name="T2">ts</text:span></text:p>
          </draw:text-box>
        </draw:frame>
        <draw:frame draw:style-name="gr10" draw:text-style-name="P10" draw:layer="layout" svg:width="0.5cm" svg:height="1.673cm" svg:x="18.25cm" svg:y="10.25cm">
          <draw:text-box>
            <text:p>``</text:p>
          </draw:text-box>
        </draw:frame>
        <draw:frame draw:style-name="gr9" draw:text-style-name="P9" draw:layer="layout" svg:width="2.149cm" svg:height="0.802cm" svg:x="7cm" svg:y="18.25cm">
          <draw:text-box>
            <text:p><text:span text:style-name="T2">created</text:span></text:p>
          </draw:text-box>
        </draw:frame>
        <draw:frame draw:style-name="gr11" draw:text-style-name="P11" draw:layer="layout" svg:width="2.614cm" svg:height="0.963cm" svg:x="9.386cm" svg:y="11.5cm">
          <draw:text-box>
            <text:p><text:span text:style-name="T2">created</text:span></text:p>
          </draw:text-box>
        </draw:frame>
        <draw:line draw:style-name="gr12" draw:text-style-name="P8" draw:layer="layout" svg:x1="9.25cm" svg:y1="22.25cm" svg:x2="12cm" svg:y2="22.25cm">
          <text:p/>
        </draw:line>
        <draw:frame draw:style-name="gr13" draw:text-style-name="P10" draw:layer="layout" svg:width="2.25cm" svg:height="1cm" svg:x="9.5cm" svg:y="21.5cm">
          <draw:text-box>
            <text:p><text:span text:style-name="T2">create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Line_20_short" draw:display-name="Line short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Triangle_20_unfilled" draw:display-name="Triangle unfilled" svg:viewBox="0 0 3000 3000" svg:d="M1500 0l1500 3000h-3000zM1500 447l-1176 2353h2353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draw:marker-end="Line" draw:marker-end-width="0.6cm" draw:marker-end-center="false" svg:stroke-opacity="100%" svg:stroke-linecap="round" draw:fill="solid" draw:fill-color="#ffffff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6T16:08:51.180468561</meta:creation-date>
    <dc:date>2021-09-26T17:38:04.291785840</dc:date>
    <meta:editing-duration>PT4M50S</meta:editing-duration>
    <meta:editing-cycles>1</meta:editing-cycles>
    <meta:document-statistic meta:object-count="14"/>
    <meta:generator>LibreOffice/7.1.6.2$Linux_X86_64 LibreOffice_project/10$Build-2</meta:generator>
  </office:meta>
</office:document-meta>
</file>